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Preformatted_20_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Preformatted_20_Text">
      <style:paragraph-properties fo:margin-top="0cm" fo:margin-bottom="0.499cm"/>
    </style:style>
    <style:style style:name="P7" style:family="paragraph" style:parent-style-name="Standard" style:list-style-name="L1"/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 style:list-style-name="L1">
      <style:text-properties fo:font-size="14pt" style:font-size-asian="14pt" style:font-size-complex="14pt"/>
    </style:style>
    <style:style style:name="P10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000000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>
      <style:paragraph-properties fo:text-align="start"/>
    </style:style>
    <style:style style:name="P15" style:family="paragraph">
      <style:paragraph-properties fo:text-align="center"/>
    </style:style>
    <style:style style:name="P16" style:family="paragraph">
      <style:paragraph-properties fo:text-align="en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solid" draw:fill-color="#ffff6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3deb3d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none" draw:fill-color="#ffffff" fo:min-height="0.7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fff66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3deb3d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3deb3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solid" draw:fill-color="#ffff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="solid" draw:fill-color="#3deb3d" draw:textarea-horizontal-align="justify" draw:textarea-vertical-align="middle" draw:auto-grow-height="false" style:run-through="foreground"/>
    </style:style>
    <style:style style:name="gr13" style:family="graphic">
      <style:graphic-properties draw:fill="solid" draw:fill-color="#3deb3d" draw:textarea-horizontal-align="justify" draw:textarea-vertical-align="middle" draw:auto-grow-height="false" style:run-through="foreground"/>
    </style:style>
    <style:style style:name="gr14" style:family="graphic">
      <style:graphic-properties draw:fill="solid" draw:fill-color="#3deb3d" draw:textarea-horizontal-align="center" draw:textarea-vertical-align="middle" style:run-through="foreground"/>
    </style:style>
    <style:style style:name="gr15" style:family="graphic">
      <style:graphic-properties draw:fill="none" draw:fill-color="#ffffff" fo:min-height="1.376cm" style:run-through="foreground"/>
    </style:style>
    <style:style style:name="gr16" style:family="graphic">
      <style:graphic-properties draw:fill="none" draw:fill-color="#ffffff" fo:min-height="1.388cm" style:run-through="foreground"/>
    </style:style>
    <style:style style:name="gr17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marker-end="Extrémités_20_de_20_ligne_20_1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fill="solid" draw:fill-color="#198a8a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fill="solid" draw:fill-color="#00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Generic Vision Module</text:p>
      <text:p text:style-name="P1"/>
      <text:p text:style-name="P1"/>
      <text:p text:style-name="P1"/>
      <text:p text:style-name="P1"/>
      <text:p text:style-name="P1"><draw:rect text:anchor-type="paragraph" draw:z-index="12" draw:style-name="gr8" draw:text-style-name="P14" svg:width="4.753cm" svg:height="4.679cm" svg:x="19.158cm" svg:y="0.545cm"><text:p text:style-name="P14"><text:span text:style-name="T3">External Systems</text:span></text:p></draw:rect></text:p>
      <text:p text:style-name="P1"><draw:custom-shape text:anchor-type="paragraph" draw:z-index="34" draw:style-name="gr17" svg:width="6.206cm" svg:height="4.702cm" svg:x="8.657cm" svg:y="0.212cm"><text:p text:style-name="P15">Vision Core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"><draw:custom-shape text:anchor-type="paragraph" draw:z-index="7" draw:style-name="gr3" draw:text-style-name="P15" svg:width="3.243cm" svg:height="2.632cm" svg:x="5.415cm" svg:y="0.258cm"><text:p text:style-name="P14">Images</text:p><text:p text:style-name="P14">Videos</text:p><draw:enhanced-geometry svg:viewBox="0 0 21600 21600" draw:extrusion="false" draw:text-areas="0 ?f0 ?f5 ?f2" draw:type="right-arrow" draw:modifiers="14822.8384991843 6101.0228166797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6" draw:style-name="gr17" svg:width="3.62cm" svg:height="2.398cm" svg:x="15.12cm" svg:y="0.067cm"><text:p>Results</text:p><text:p>Displays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><draw:ellipse text:anchor-type="paragraph" draw:z-index="33" draw:style-name="gr18" draw:text-style-name="P15" svg:width="3.878cm" svg:height="2.068cm" svg:x="0.995cm" svg:y="0.37cm"><text:p text:style-name="P14"><text:span text:style-name="T3"/></text:p><text:p text:style-name="P14"><text:span text:style-name="T3">Image Sources</text:span></text:p><text:p text:style-name="P14"/></draw:ellipse></text:p>
      <text:p text:style-name="P1"/>
      <text:p text:style-name="P1"/>
      <text:p text:style-name="P1"><draw:custom-shape text:anchor-type="paragraph" draw:z-index="35" draw:style-name="gr17" draw:text-style-name="P16" svg:width="4.345cm" svg:height="0.75cm" svg:x="14.346cm" svg:y="0.453cm"><text:p text:style-name="P16">Commands</text:p><text:p text:style-name="P16">Parameters</text:p><draw:enhanced-geometry svg:viewBox="0 0 21600 21600" draw:text-areas="?f7 ?f0 21600 ?f2" draw:type="left-arrow" draw:modifiers="5952.27272727273 7453.52112676056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><draw:custom-shape text:anchor-type="paragraph" draw:z-index="37" draw:style-name="gr17" draw:text-style-name="P16" svg:width="4.345cm" svg:height="0.75cm" svg:x="5.415cm" svg:y="0.049cm"><text:p text:style-name="P16">Commands</text:p><text:p text:style-name="P16">Parameters</text:p><draw:enhanced-geometry svg:viewBox="0 0 21600 21600" draw:text-areas="?f7 ?f0 21600 ?f2" draw:type="left-arrow" draw:modifiers="5952.27272727273 7453.52112676056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><draw:caption text:anchor-type="paragraph" draw:z-index="8" draw:style-name="gr4" svg:width="6.439cm" svg:height="0.705cm" svg:x="-0.298cm" svg:y="0.18cm" draw:caption-point-x="6.72cm" draw:caption-point-y="-2.257cm"><text:p>Communication Protocols, Files</text:p></draw:caption></text:p>
      <text:p text:style-name="P1"><draw:caption text:anchor-type="paragraph" draw:z-index="38" draw:style-name="gr4" svg:width="6.439cm" svg:height="0.705cm" svg:x="17.071cm" svg:y="0.155cm" draw:caption-point-x="-0.215cm" draw:caption-point-y="-2.802cm"><text:p>Communication Protocols, Files</text:p></draw:captio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2"><draw:ellipse text:anchor-type="paragraph" draw:z-index="17" draw:style-name="gr8" draw:text-style-name="P15" svg:width="6.975cm" svg:height="5.104cm" svg:x="7.805cm" svg:y="0.497cm"><text:p text:style-name="P15">Abstract VideoProcessingModule</text:p><text:p text:style-name="P15"/><text:p text:style-name="P15"/><text:p text:style-name="P15"/><text:p text:style-name="P15"/><text:p text:style-name="P15"/></draw:ellipse><text:soft-page-break/>Generic Classes Architecture</text:p>
      <text:p text:style-name="P1"/>
      <text:p text:style-name="P1"><draw:ellipse text:anchor-type="paragraph" draw:z-index="16" draw:style-name="gr8" draw:text-style-name="P15" svg:width="4.038cm" svg:height="1.922cm" svg:x="19.156cm" svg:y="0.552cm"><text:p text:style-name="P15">Abstract External</text:p></draw:ellipse></text:p>
      <text:p text:style-name="P1"/>
      <text:p text:style-name="P1"><draw:ellipse text:anchor-type="paragraph" draw:z-index="9" draw:style-name="gr5" draw:text-style-name="P15" svg:width="4.682cm" svg:height="1.86cm" svg:x="-1.242cm" svg:y="0.115cm"><text:p text:style-name="P15">Abstract Video Source</text:p></draw:ellipse><draw:custom-shape text:anchor-type="paragraph" draw:z-index="18" draw:style-name="gr3" draw:text-style-name="P15" svg:width="5.85cm" svg:height="1.228cm" svg:x="3.768cm" svg:y="0.27cm"><text:p text:style-name="P15">Abstract </text:p><text:p text:style-name="P15">Communication</text:p><text:p text:style-name="P15">Protocol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39" draw:style-name="gr3" draw:text-style-name="P15" svg:width="6.411cm" svg:height="1.154cm" svg:x="12.605cm" svg:y="0.175cm"><text:p text:style-name="P15">Abstract </text:p><text:p text:style-name="P15">Communication</text:p><text:p text:style-name="P15">Protocol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1"><draw:custom-shape text:anchor-type="paragraph" draw:z-index="6" draw:style-name="gr2" svg:width="0.805cm" svg:height="2.382cm" draw:transform="rotate (-0.431794456944502) translate (20.335875cm 0.388055555555555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0" draw:style-name="gr1" svg:width="0.805cm" svg:height="2.484cm" draw:transform="rotate (0.546462588799321) translate (22.4525416666667cm 0.525638888888889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5" draw:style-name="gr1" svg:width="0.701cm" svg:height="2.066cm" draw:transform="rotate (0.542448331519735) translate (0.675569444444444cm 0.841375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style-name="gr2" svg:width="0.805cm" svg:height="2.484cm" draw:transform="rotate (0.26459191460229) translate (20.9373611111111cm 0.287513888888889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" draw:style-name="gr1" svg:width="0.805cm" svg:height="3.063cm" draw:transform="rotate (0.4071853144902) translate (11.9203611111111cm 0.846666666666667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style-name="gr2" svg:width="0.809cm" svg:height="3.093cm" draw:transform="rotate (-0.372453262376706) translate (8.67304166666667cm 0.499180555555556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4" draw:style-name="gr2" svg:width="0.701cm" svg:height="2.066cm" draw:transform="rotate (-0.542099265670523) translate (0.209902777777778cm 0.015875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" draw:style-name="gr1" svg:width="0.805cm" svg:height="3.063cm" svg:x="10.298cm" svg:y="0.4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ellipse text:anchor-type="paragraph" draw:z-index="19" draw:style-name="gr10" draw:text-style-name="P15" svg:width="2.8cm" svg:height="1.53cm" svg:x="23.61cm" svg:y="0.533cm"><text:p text:style-name="P15">File</text:p></draw:ellipse></text:p>
      <text:p text:style-name="P1"><draw:ellipse text:anchor-type="paragraph" draw:z-index="15" draw:style-name="gr9" draw:text-style-name="P15" svg:width="3.56cm" svg:height="1.735cm" svg:x="17.325cm" svg:y="0.434cm"><text:p text:style-name="P15">Robot</text:p></draw:ellipse></text:p>
      <text:p text:style-name="P1"><draw:ellipse text:anchor-type="paragraph" draw:z-index="11" draw:style-name="gr7" draw:text-style-name="P15" svg:width="2.431cm" svg:height="1.265cm" svg:x="-2cm" svg:y="0.231cm"><text:p text:style-name="P15">Camera</text:p></draw:ellipse><draw:ellipse text:anchor-type="paragraph" draw:z-index="10" draw:style-name="gr6" draw:text-style-name="P15" svg:width="2.089cm" svg:height="1.19cm" svg:x="0.857cm" svg:y="0.282cm"><text:p text:style-name="P15">File</text:p></draw:ellipse><draw:ellipse text:anchor-type="paragraph" draw:z-index="20" draw:style-name="gr9" draw:text-style-name="P15" svg:width="2.8cm" svg:height="1.53cm" svg:x="21.172cm" svg:y="0.231cm"><text:p text:style-name="P15">Display</text:p></draw:ellipse></text:p>
      <text:p text:style-name="P1"/>
      <text:p text:style-name="P1"><draw:ellipse text:anchor-type="paragraph" draw:z-index="14" draw:style-name="gr9" draw:text-style-name="P15" svg:width="3.223cm" svg:height="1.454cm" svg:x="5.773cm" svg:y="0.252cm"><text:p text:style-name="P15">Stereovision</text:p></draw:ellipse><draw:ellipse text:anchor-type="paragraph" draw:z-index="22" draw:style-name="gr10" draw:text-style-name="P15" svg:width="3.761cm" svg:height="1.918cm" svg:x="12.206cm" svg:y="0.042cm"><text:p text:style-name="P15">VideoFileProcessing</text:p></draw:ellipse><draw:ellipse text:anchor-type="paragraph" draw:z-index="21" draw:style-name="gr10" draw:text-style-name="P15" svg:width="2.548cm" svg:height="1.299cm" svg:x="9.303cm" svg:y="0.074cm"><text:p text:style-name="P15">Vision</text:p></draw:ellips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rect text:anchor-type="paragraph" draw:z-index="25" draw:style-name="gr8" draw:text-style-name="P15" svg:width="8.093cm" svg:height="1.066cm" svg:x="17.563cm" svg:y="0.012cm"><text:p text:style-name="P15">Structure génériqued'un programme de vision</text:p></draw:rect></text:p>
      <text:p text:style-name="P1"/>
      <text:p text:style-name="P1"/>
      <text:p text:style-name="P1"><draw:rect text:anchor-type="paragraph" draw:z-index="23" draw:style-name="gr9" draw:text-style-name="P15" svg:width="8.148cm" svg:height="1.01cm" svg:x="17.563cm" svg:y="0.083cm"><text:p text:style-name="P15">Elements Utilisés dans notre application</text:p></draw:rect></text:p>
      <text:p text:style-name="P1"/>
      <text:p text:style-name="P1"/>
      <text:p text:style-name="P1"><draw:rect text:anchor-type="paragraph" draw:z-index="24" draw:style-name="gr10" draw:text-style-name="P15" svg:width="8.148cm" svg:height="0.929cm" svg:x="17.563cm" svg:y="0.014cm"><text:p text:style-name="P15">Non utilisé, mais possible</text:p></draw:rect></text:p>
      <text:p text:style-name="P4"/>
      <text:p text:style-name="P4"><text:soft-page-break/></text:p>
      <text:p text:style-name="P1">Architecture prévue pour le programme:</text:p>
      <text:p text:style-name="P1"><draw:g text:anchor-type="paragraph" draw:z-index="26" draw:style-name="gr11"><draw:custom-shape draw:style-name="gr12" draw:text-style-name="P15" svg:width="3.447cm" svg:height="1.37cm" svg:x="18.628cm" svg:y="2.553cm"><text:p text:style-name="P15">Robot Troll</text:p><draw:enhanced-geometry svg:viewBox="0 0 21600 21600" draw:glue-points="10800 0 0 10800 10800 21600 21600 10800" draw:type="flowchart-process" draw:enhanced-path="M 0 0 L 21600 0 21600 21600 0 21600 0 0 Z N"/></draw:custom-shape><draw:custom-shape draw:style-name="gr13" svg:width="2.1cm" svg:height="0.752cm" draw:transform="rotate (-0.3448770601952) translate (8.82826388888889cm 2.44045833333333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3" svg:width="2.1cm" svg:height="0.752cm" draw:transform="rotate (0.326202037197679) translate (8.41904166666667cm 4.72369444444445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ellipse draw:style-name="gr14" draw:text-style-name="P15" svg:width="2.671cm" svg:height="1.489cm" svg:x="6.327cm" svg:y="2.223cm"><text:p text:style-name="P15">Camera</text:p></draw:ellipse><draw:ellipse draw:style-name="gr14" draw:text-style-name="P15" svg:width="2.671cm" svg:height="1.489cm" svg:x="6.433cm" svg:y="4.165cm"><text:p text:style-name="P15">Camera</text:p></draw:ellipse><draw:custom-shape draw:style-name="gr12" svg:width="4.382cm" svg:height="4.045cm" svg:x="10.539cm" svg:y="2.096cm"><text:p>Stereovision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aption draw:style-name="gr15" draw:text-style-name="P15" svg:width="1.59cm" svg:height="1.377cm" svg:x="10.149cm" svg:y="6.123cm" draw:caption-point-x="-0.957cm" draw:caption-point-y="-2.16cm"><text:p text:style-name="P15"/><text:p text:style-name="P15">USB</text:p></draw:caption><draw:caption draw:style-name="gr16" svg:width="1.666cm" svg:height="1.389cm" svg:x="20.385cm" svg:y="0.406cm" draw:caption-point-x="-3.947cm" draw:caption-point-y="2.945cm"><text:p/><text:p><text:s text:c="2"/>Tcp/Ip</text:p></draw:caption><draw:custom-shape draw:style-name="gr13" svg:width="0.805cm" svg:height="3.163cm" draw:transform="rotate (1.61931648000003) translate (15.0830138888889cm 3.94758333333333cm)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13" svg:width="0.805cm" svg:height="3.58cm" draw:transform="rotate (1.28857658674717) translate (14.779625cm 5.14526388888889cm)"><text:p/><draw:enhanced-geometry svg:viewBox="0 0 21600 21600" draw:mirror-horizontal="false" draw:mirror-vertical="false" draw:text-areas="?f0 0 ?f2 ?f5" draw:type="down-arrow" draw:modifiers="16843.7438423645 8413.12910284464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12" svg:width="2.523cm" svg:height="1.262cm" svg:x="18.612cm" svg:y="5.197cm"><text:p text:style-name="P15">Display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custom-shape text:anchor-type="paragraph" draw:z-index="27" draw:style-name="gr17" svg:width="6.605cm" svg:height="0.944cm" svg:x="2.168cm" svg:y="5.636cm"><text:p>Capture des images brut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8" draw:style-name="gr17" svg:width="10.177cm" svg:height="1.123cm" svg:x="0.312cm" svg:y="7.565cm"><text:p><text:tab/>Correction éventuelle de la distortion des imag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ellipse text:anchor-type="paragraph" draw:z-index="29" draw:style-name="gr18" draw:text-style-name="P15" svg:width="4.4cm" svg:height="2.453cm" svg:x="21.906cm" svg:y="-0.637cm"><text:p text:style-name="P15">Setup </text:p><text:p text:style-name="P15">(+Calibrations diverses au préalable) </text:p></draw:ellipse><draw:custom-shape text:anchor-type="paragraph" draw:z-index="30" draw:style-name="gr17" svg:width="10.177cm" svg:height="1.123cm" svg:x="0.335cm" svg:y="9.708cm"><text:p>Détection de contours (Canny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1" draw:style-name="gr17" svg:width="10.177cm" svg:height="1.123cm" svg:x="0.288cm" svg:y="11.769cm"><text:p>Segmentation texture du sol ...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ellipse text:anchor-type="paragraph" draw:z-index="32" draw:style-name="gr18" draw:text-style-name="P15" svg:width="4.419cm" svg:height="15.35cm" svg:x="22.05cm" svg:y="2.656cm"><text:p text:style-name="P15">RUN (boucle)</text:p></draw:ellipse><draw:custom-shape text:anchor-type="paragraph" draw:z-index="40" draw:style-name="gr19" draw:text-style-name="P15" svg:width="1.975cm" svg:height="1.975cm" svg:x="13.19cm" svg:y="3.083cm"><text:p text:style-name="P15">gauche</text:p><draw:enhanced-geometry svg:viewBox="0 0 21600 21600" draw:type="rectangle" draw:enhanced-path="M 0 0 L 21600 0 21600 21600 0 21600 0 0 Z N"/></draw:custom-shape><draw:custom-shape text:anchor-type="paragraph" draw:z-index="41" draw:style-name="gr20" draw:text-style-name="P15" svg:width="1.811cm" svg:height="1.811cm" svg:x="16.436cm" svg:y="3.154cm"><text:p text:style-name="P15">droite</text:p><draw:enhanced-geometry svg:viewBox="0 0 21600 21600" draw:type="rectangle" draw:enhanced-path="M 0 0 L 21600 0 21600 21600 0 21600 0 0 Z N"/></draw:custom-shape><draw:custom-shape text:anchor-type="paragraph" draw:z-index="42" draw:style-name="gr21" draw:text-style-name="P15" svg:width="2.07cm" svg:height="1.246cm" svg:x="16.224cm" svg:y="5.362cm"><text:p text:style-name="P15">Photo</text:p><draw:enhanced-geometry svg:viewBox="0 0 21600 21600" draw:type="rectangle" draw:enhanced-path="M 0 0 L 21600 0 21600 21600 0 21600 0 0 Z N"/></draw:custom-shape><draw:custom-shape text:anchor-type="paragraph" draw:z-index="43" draw:style-name="gr21" draw:text-style-name="P15" svg:width="2.07cm" svg:height="1.246cm" svg:x="13.125cm" svg:y="7.595cm"><text:p text:style-name="P15">Photo</text:p><draw:enhanced-geometry svg:viewBox="0 0 21600 21600" draw:type="rectangle" draw:enhanced-path="M 0 0 L 21600 0 21600 21600 0 21600 0 0 Z N"/></draw:custom-shape><draw:custom-shape text:anchor-type="paragraph" draw:z-index="44" draw:style-name="gr21" draw:text-style-name="P15" svg:width="2.07cm" svg:height="1.246cm" svg:x="13.03cm" svg:y="5.41cm"><text:p text:style-name="P15">Photo</text:p><draw:enhanced-geometry svg:viewBox="0 0 21600 21600" draw:type="rectangle" draw:enhanced-path="M 0 0 L 21600 0 21600 21600 0 21600 0 0 Z N"/></draw:custom-shape><draw:custom-shape text:anchor-type="paragraph" draw:z-index="45" draw:style-name="gr21" draw:text-style-name="P15" svg:width="2.07cm" svg:height="1.246cm" svg:x="15.99cm" svg:y="7.477cm"><text:p text:style-name="P15">Photo</text:p><draw:enhanced-geometry svg:viewBox="0 0 21600 21600" draw:type="rectangle" draw:enhanced-path="M 0 0 L 21600 0 21600 21600 0 21600 0 0 Z N"/></draw:custom-shape><draw:custom-shape text:anchor-type="paragraph" draw:z-index="46" draw:style-name="gr22" svg:width="0.378cm" svg:height="2.375cm" draw:transform="rotate (0.436855911774098) translate (13.5501944444444cm 9.45797222222222cm)"><text:p/><draw:enhanced-geometry svg:viewBox="0 0 21600 21600" draw:text-areas="?f0 0 ?f2 ?f5" draw:type="down-arrow" draw:modifiers="17093.98663697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7" draw:style-name="gr22" svg:width="0.378cm" svg:height="2.375cm" draw:transform="rotate (-0.3160791275373) translate (16.6934444444444cm 9.21984722222222cm)"><text:p/><draw:enhanced-geometry svg:viewBox="0 0 21600 21600" draw:text-areas="?f0 0 ?f2 ?f5" draw:type="down-arrow" draw:modifiers="17093.98663697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8" draw:style-name="gr21" draw:text-style-name="P15" svg:width="2.07cm" svg:height="1.246cm" svg:x="14.347cm" svg:y="11.92cm"><text:p text:style-name="P15">Photo</text:p><draw:enhanced-geometry svg:viewBox="0 0 21600 21600" draw:type="rectangle" draw:enhanced-path="M 0 0 L 21600 0 21600 21600 0 21600 0 0 Z N"/></draw:custom-shape><draw:custom-shape text:anchor-type="paragraph" draw:z-index="49" draw:style-name="gr22" svg:width="0.378cm" svg:height="1.502cm" draw:transform="rotate (-0.0104719755131513) translate (13.8482916666667cm 5.88433333333333cm)"><text:p/><draw:enhanced-geometry svg:viewBox="0 0 21600 21600" draw:text-areas="?f0 0 ?f2 ?f5" draw:type="down-arrow" draw:modifiers="17093.98663697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0" draw:style-name="gr22" svg:width="0.378cm" svg:height="1.502cm" draw:transform="rotate (-0.0104719755131513) translate (16.9262777777778cm 5.81377777777778cm)"><text:p/><draw:enhanced-geometry svg:viewBox="0 0 21600 21600" draw:text-areas="?f0 0 ?f2 ?f5" draw:type="down-arrow" draw:modifiers="17093.98663697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Déroulement du programme de stéréovision:</text:p>
      <text:p text:style-name="P12">Calcul de distances par stéréovision (déroulement du programme)</text:p>
      <text:p text:style-name="P1"/>
      <text:list xml:id="list20423787" text:style-name="L1">
        <text:list-item>
          <text:p text:style-name="P9">ll faut d'abord caractériser les caméras : matrices... (calibration avec la mire.... )</text:p>
        </text:list-item>
        <text:list-item>
          <text:p text:style-name="P7"><text:span text:style-name="T2">grace </text:span><text:span text:style-name="T2">au calcul de la geometry épipolaire </text:span><text:span text:style-name="T2">=&gt; en sélectionnant un point commun sur chaque image, on peut ainsi en déterminer la distance</text:span></text:p>
        </text:list-item>
        <text:list-item>
          <text:p text:style-name="P9">on automatise alors le procédé par des algorithmes de détection de points d'intérêt. Etant dans une optique système embarqué, on a en effet pas d'interface utilisateur.</text:p>
        </text:list-item>
      </text:list>
      <text:p text:style-name="P1"/>
      <text:p text:style-name="P1"/>
      <text:p text:style-name="P1"><text:span text:style-name="T1">Choix d'un algorithme de détection des points d'intérêt (Explication des 3 étapes ?) </text:span></text:p>
      <text:p text:style-name="P2"/>
      <text:p text:style-name="P3">problématique de la robotique mobile =&gt; importance primordiale de la rapidité (fiabilité un peu moins)</text:p>
      <text:p text:style-name="P3"/>
      <text:p text:style-name="P3">vu en TP: Harris (pas très efficace) </text:p>
      <text:p text:style-name="P3">Sûrement l'un des meilleurs: SIFT </text:p>
      <text:p text:style-name="P3">=&gt; aucun des 2 n'est adapaté, il faut un compromis.</text:p>
      <text:p text:style-name="P3">Autres possibilités:</text:p>
      <text:p text:style-name="P3"/>
      <text:p text:style-name="P3">Organisation dans OpenCV 2.2: </text:p>
      <text:p text:style-name="P5">Feature detector name (e.g. SURF, FAST...) - see createFeatureDetector() function in detectors.cpp \n"</text:p>
      <text:p text:style-name="Preformatted_20_Text"><text:s text:c="4"/>&lt;&lt; " <text:s text:c="24"/>Currently 12/2010, this is FAST, STAR, SIFT, SURF, MSER, GFTT, HARRIS \n"</text:p>
      <text:p text:style-name="Preformatted_20_Text"><text:s text:c="4"/>&lt;&lt; "[descriptor extractor] Descriptor extractor name (e.g. SURF, SIFT) - see createDescriptorExtractor() function in descriptors.cpp \n"</text:p>
      <text:p text:style-name="Preformatted_20_Text"><text:s text:c="4"/>&lt;&lt; " <text:s text:c="24"/>Currently 12/2010, this is SURF, OpponentSIFT, SIFT, OpponentSURF, BRIEF \n"</text:p>
      <text:p text:style-name="Preformatted_20_Text"><text:s text:c="4"/>&lt;&lt; "[descriptor matcher] <text:s text:c="2"/>Descriptor matcher name (e.g. BruteForce) - see createDescriptorMatcher() function in matchers.cpp \n"</text:p>
      <text:p text:style-name="P6"><text:s text:c="4"/>&lt;&lt; " <text:s text:c="24"/>Currently 12/2010, this is BruteForce, BruteForce-L1, FlannBased, BruteForce-Hamming, BruteForce-HammingLUT \n"</text:p>
      <text:p text:style-name="P3"/>
      <text:p text:style-name="P1"><text:s/>(<text:a xlink:type="simple" xlink:href="http://en.wikipedia.org/wiki/Corner_detection">http://en.wikipedia.org/wiki/Corner_detection</text:a>)</text:p>
      <text:p text:style-name="P1"><text:soft-page-break/></text:p>
      <text:p text:style-name="P1"/>
      <text:p text:style-name="P2">Mise en relation des points d'intérêt entre les 2 caméras</text:p>
      <text:p text:style-name="P1"/>
      <text:p text:style-name="P1"/>
      <text:p text:style-name="P2">Segmentation/ textures.... <text:s/>(Extraction de la texture du sol)</text:p>
      <text:p text:style-name="P2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20 30" svg:d="m10 0-10 30h20z"/>
    <draw:marker draw:name="Extrémités_20_de_20_ligne_20_1" draw:display-name="Extrémités de ligne 1" svg:viewBox="0 0 1013 1130" svg:d="m1009 1050-449-1008-22-30-29-12-34 12-21 26-449 1012-5 13v8l5 21 12 21 17 13 21 4h903l21-4 21-13 9-21 4-21v-8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en </meta:initial-creator>
    <meta:creation-date>2011-01-08T13:44:41</meta:creation-date>
    <dc:date>2011-01-20T01:03:01.63</dc:date>
    <dc:creator>Julien </dc:creator>
    <meta:editing-duration>PT05H59M18S</meta:editing-duration>
    <meta:editing-cycles>200</meta:editing-cycles>
    <meta:generator>OpenOffice.org/3.2$Win32 OpenOffice.org_project/320m18$Build-9502</meta:generator>
    <meta:document-statistic meta:table-count="0" meta:image-count="0" meta:object-count="0" meta:page-count="6" meta:paragraph-count="24" meta:word-count="246" meta:character-count="1842"/>
  </office:meta>
</office:document-meta>
</file>